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style>
    <style:style style:name="P2" style:family="paragraph" style:parent-style-name="Preformatted_20_Text">
      <style:text-properties fo:color="#cc0000"/>
    </style:style>
    <style:style style:name="P3" style:family="paragraph" style:parent-style-name="Preformatted_20_Text">
      <style:paragraph-properties fo:margin-top="0in" fo:margin-bottom="0.1965in" style:contextual-spacing="false"/>
      <style:text-properties fo:color="#cc0000"/>
    </style:style>
    <style:style style:name="P4" style:family="paragraph" style:parent-style-name="Preformatted_20_Text">
      <style:paragraph-properties fo:margin-top="0in" fo:margin-bottom="0.1965in" style:contextual-spacing="false"/>
      <style:text-properties fo:color="#000000"/>
    </style:style>
    <style:style style:name="P5" style:family="paragraph" style:parent-style-name="Standard">
      <style:text-properties fo:color="#cc0000" style:font-name="Liberation Mono" fo:font-size="10pt" officeooo:rsid="0006e46e" officeooo:paragraph-rsid="0006e46e" style:font-name-asian="NSimSun" style:font-size-asian="10pt" style:font-name-complex="Liberation Mono" style:font-size-complex="10pt"/>
    </style:style>
    <style:style style:name="P6" style:family="paragraph" style:parent-style-name="Preformatted_20_Text">
      <style:paragraph-properties fo:margin-top="0in" fo:margin-bottom="0.1965in" style:contextual-spacing="false"/>
      <style:text-properties fo:color="#cc0000" style:font-name="Liberation Mono" fo:font-size="10pt" officeooo:rsid="0006e46e" officeooo:paragraph-rsid="0006e46e" style:font-name-asian="NSimSun" style:font-size-asian="10pt" style:font-name-complex="Liberation Mono" style:font-size-complex="10pt"/>
    </style:style>
    <style:style style:name="P7" style:family="paragraph" style:parent-style-name="Preformatted_20_Text">
      <style:text-properties officeooo:paragraph-rsid="0006e46e"/>
    </style:style>
    <style:style style:name="T1" style:family="text">
      <style:text-properties fo:color="#cc0000" style:font-name="Liberation Mono" fo:font-size="10pt" officeooo:rsid="0006e46e" style:font-name-asian="NSimSun" style:font-size-asian="10pt" style:font-name-complex="Liberation Mono" style:font-size-complex="10pt"/>
    </style:style>
    <style:style style:name="T2" style:family="text">
      <style:text-properties fo:color="#cc0000" style:font-name="Liberation Mono" fo:font-size="10pt" officeooo:rsid="0007bb7a" style:font-name-asian="NSimSun" style:font-size-asian="10pt" style:font-name-complex="Liberation Mono" style:font-size-complex="10pt"/>
    </style:style>
    <style:style style:name="T3" style:family="text">
      <style:text-properties officeooo:rsid="0007bb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Work <text:s/>HW0923.txt <text:s text:c="9"/>Present in class 9/30</text:p>
      <text:p text:style-name="Preformatted_20_Text"/>
      <text:p text:style-name="P1">Team members:</text:p>
      <text:p text:style-name="P2">Nicole A, Nicole B, Cade, Eddie</text:p>
      <text:p text:style-name="Preformatted_20_Text"/>
      <text:p text:style-name="P1">Game/version:</text:p>
      <text:p text:style-name="P3">Pikmin 3</text:p>
      <text:p text:style-name="Preformatted_20_Text"/>
      <text:p text:style-name="Preformatted_20_Text">(1) Story (50 words):</text:p>
      <text:p text:style-name="P3">After crash landing on an alien planet, three space captains attempt to harvest the alien planet's fruit supply to send back to their starving home planet. They befriend/enslave the native inhabitants known as Pikmin who are used as projectiles/disposable army against the predators of the planet. </text:p>
      <text:p text:style-name="P4">(2) Episodic element: </text:p>
      <text:p text:style-name="P3">Two instances of episodic behavior: the game is split up into days where each day uses up a nonrenewable resource that ends the game when all spent, there are also a variety of areas that are only accessible after defeating the previous area's boss monster.</text:p>
      <text:p text:style-name="P4">(3) Big payoff element (terminating a level, section, episode) and what is the payoff: </text:p>
      <text:p text:style-name="P6">Rescuing a Pikmin Onion is a big payoff element that you see multiple times throughout the game. The payoff is acquiring a new subset of Pikmin who have different uses than the others and help the game progress forward.</text:p>
      <text:p text:style-name="P1">(4) Example Cut scene to force the game forward:</text:p>
      <text:p text:style-name="Preformatted_20_Text"/>
      <text:p text:style-name="P7"><text:span text:style-name="T1">At the beginning of Pikmin you meet Captain Charlie. You use this time to work through a tutorial of the game, but at the end Charlie is met by something that spooks </text:span><text:span text:style-name="T2">and captures</text:span><text:span text:style-name="T1"> him and the cut scene ends. The next cut scene is meeting another one of the Captains. The Charlie cut scene moves the game out of the tutorial while keeping the game play moving smoothly and keeping the player interested.</text:span></text:p>
      <text:p text:style-name="Preformatted_20_Text"/>
      <text:p text:style-name="P1">(5) Example Cut scene to give the player a breather or give player instructions or</text:p>
      <text:p text:style-name="P4">feedback:</text:p>
      <text:p text:style-name="P5">When you meet Alph (one of the three captains) he finds his communication device that looks suspiciously like the Wii U gamepad. This cut scene gives the player ins<text:span text:style-name="T3">t</text:span>ructions on how to utilize the gamepad for game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09:52:20.638000000</meta:creation-date>
    <dc:date>2014-09-30T12:18:13.854225000</dc:date>
    <meta:editing-duration>P0D</meta:editing-duration>
    <meta:editing-cycles>2</meta:editing-cycles>
    <meta:generator>LibreOffice/4.2.6.3$MacOSX_x86 LibreOffice_project/3fd416d4c6db7d3204c17ce57a1d70f6e531ee21</meta:generator>
    <meta:document-statistic meta:table-count="0" meta:image-count="0" meta:object-count="0" meta:page-count="1" meta:paragraph-count="16" meta:word-count="306" meta:character-count="1780" meta:non-whitespace-character-count="1477"/>
  </office:meta>
</office:document-meta>
</file>